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558cm" fo:min-width="4.31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573cm" fo:min-width="4.312cm"/>
    </style:style>
    <style:style style:name="gr3" style:family="graphic" style:parent-style-name="objectwithoutfill">
      <style:graphic-properties draw:marker-end="Symmetric_20_Arrow" draw:marker-end-width="0.3cm"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589cm" fo:min-width="4.31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282cm" fo:min-width="1.92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37cm" fo:min-width="4.31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74cm" fo:min-width="4.311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537cm" fo:min-width="4.31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289cm" fo:min-width="4.3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3cm" fo:min-width="0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538cm" fo:min-width="4.31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cm" fo:min-width="0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588cm" fo:min-width="1.926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696cm" fo:min-width="3.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5cm" fo:min-width="0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574cm" fo:min-width="4.31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8cm" fo:min-width="0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575cm" fo:min-width="4.312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538cm" fo:min-width="4.312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307cm" fo:min-width="4.312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186cm" fo:min-width="1.926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663cm" fo:min-width="3.495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406cm" fo:min-width="1.926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306cm" fo:min-width="1.92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812cm" svg:height="0.808cm" svg:x="8.3cm" svg:y="1.05cm">
          <text:p text:style-name="P1"><text:span text:style-name="T1">User utters:</text:span></text:p>
          <text:p text:style-name="P1"><text:span text:style-name="T1">Alexa launch labelmaker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4.812cm" svg:height="0.823cm" svg:x="8.3cm" svg:y="2.244cm">
          <text:p text:style-name="P1"><text:span text:style-name="T1">Alexa states:</text:span></text:p>
          <text:p text:style-name="P1"><text:span text:style-name="T1">{{welcome}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.706cm" svg:y1="1.858cm" svg:x2="10.706cm" svg:y2="2.244cm" draw:start-shape="id1" draw:start-glue-point="2" draw:end-shape="id2" draw:end-glue-point="0" svg:d="M10706 1858v386" svg:viewBox="0 0 1 387">
          <text:p/>
        </draw:connector>
        <draw:custom-shape draw:style-name="gr4" draw:text-style-name="P2" xml:id="id3" draw:id="id3" draw:layer="layout" svg:width="4.812cm" svg:height="0.839cm" svg:x="8.3cm" svg:y="3.437cm">
          <text:p text:style-name="P1"><text:span text:style-name="T1">User utters:</text:span></text:p>
          <text:p text:style-name="P1"><text:span text:style-name="T1">{linecount}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.706cm" svg:y1="3.067cm" svg:x2="10.706cm" svg:y2="3.437cm" draw:start-shape="id2" draw:start-glue-point="2" draw:end-shape="id3" draw:end-glue-point="0" svg:d="M10706 3067v370" svg:viewBox="0 0 1 371">
          <text:p/>
        </draw:connector>
        <draw:custom-shape draw:style-name="gr5" draw:text-style-name="P2" xml:id="id11" draw:id="id11" draw:layer="layout" svg:width="4.851cm" svg:height="1.064cm" svg:x="8.3cm" svg:y="5.736cm">
          <text:p text:style-name="P1"><text:span text:style-name="T1">linecount &gt; 1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10.706cm" svg:y1="4.276cm" svg:x2="10.706cm" svg:y2="4.715cm" draw:start-shape="id3" draw:start-glue-point="2" draw:end-shape="id4" draw:end-glue-point="0" svg:d="M10706 4276v439" svg:viewBox="0 0 1 440">
          <text:p/>
        </draw:connector>
        <draw:custom-shape draw:style-name="gr6" draw:text-style-name="P2" xml:id="id13" draw:id="id13" draw:layer="layout" svg:width="4.812cm" svg:height="0.787cm" svg:x="3.3cm" svg:y="6.632cm">
          <text:p text:style-name="P1"><text:span text:style-name="T1">Alexa states:</text:span></text:p>
          <text:p text:style-name="P1"><text:span text:style-name="T1">{{one-line}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0" draw:id="id10" draw:layer="layout" svg:width="4.811cm" svg:height="0.824cm" svg:x="8.205cm" svg:y="8.504cm">
          <text:p text:style-name="P1"><text:span text:style-name="T1">User utters:</text:span></text:p>
          <text:p text:style-name="P1"><text:span text:style-name="T1">{linetext}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2" draw:id="id12" draw:layer="layout" svg:width="4.811cm" svg:height="0.787cm" svg:x="13.305cm" svg:y="6.632cm">
          <text:p text:style-name="P1"><text:span text:style-name="T1">Alexa states:</text:span></text:p>
          <text:p text:style-name="P1"><text:span text:style-name="T1">{{multi-line}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4" draw:id="id4" draw:layer="layout" svg:width="4.812cm" svg:height="0.539cm" svg:x="8.3cm" svg:y="4.715cm">
          <text:p text:style-name="P1"><text:span text:style-name="T1">current_line = 0; msg = 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7" draw:id="id7" draw:layer="layout" svg:width="4.811cm" svg:height="0.824cm" svg:x="8.205cm" svg:y="16.723cm">
          <text:p text:style-name="P1"><text:span text:style-name="T1">msg = msg + linetext</text:span></text:p>
          <text:p text:style-name="P1"><text:span text:style-name="T1">Increment current_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1.157cm" svg:height="0.722cm" svg:x="13.043cm" svg:y="5.778cm">
          <draw:text-box>
            <text:p><text:span text:style-name="T1">yes</text:span></text:p>
          </draw:text-box>
        </draw:frame>
        <draw:frame draw:style-name="gr11" draw:text-style-name="P4" draw:layer="layout" svg:width="0.96cm" svg:height="0.713cm" svg:x="7.54cm" svg:y="5.787cm">
          <draw:text-box>
            <text:p><text:span text:style-name="T1">no</text:span></text:p>
          </draw:text-box>
        </draw:frame>
        <draw:connector draw:style-name="gr3" draw:text-style-name="P3" draw:layer="layout" draw:type="line" svg:x1="10.633cm" svg:y1="10.9cm" svg:x2="10.632cm" svg:y2="12.587cm" draw:start-shape="id5" draw:start-glue-point="6" draw:end-shape="id6" draw:end-glue-point="4" svg:d="M10633 10900l-1 1687" svg:viewBox="0 0 2 1688">
          <text:p/>
        </draw:connector>
        <draw:connector draw:style-name="gr3" draw:text-style-name="P3" draw:layer="layout" draw:type="line" svg:x1="10.61cm" svg:y1="17.547cm" svg:x2="10.631cm" svg:y2="18.028cm" draw:start-shape="id7" draw:start-glue-point="2" draw:end-shape="id8" draw:end-glue-point="4" svg:d="M10610 17547l21 481" svg:viewBox="0 0 22 482">
          <text:p/>
        </draw:connector>
        <draw:custom-shape draw:style-name="gr12" draw:text-style-name="P2" xml:id="id9" draw:id="id9" draw:layer="layout" svg:width="4.811cm" svg:height="0.788cm" svg:x="13.405cm" svg:y="20.225cm">
          <text:p text:style-name="P1"><text:span text:style-name="T1">Alexa states:</text:span></text:p>
          <text:p text:style-name="P1"><text:span text:style-name="T1">{{nextline}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5.81cm" svg:y1="21.013cm" svg:x2="13.016cm" svg:y2="8.916cm" draw:start-shape="id9" draw:start-glue-point="2" draw:end-shape="id10" draw:end-glue-point="1" svg:d="M15810 21013v501h2906v-12598h-5700" svg:viewBox="0 0 5701 12599">
          <text:p/>
        </draw:connector>
        <draw:frame draw:style-name="gr13" draw:text-style-name="P4" draw:layer="layout" svg:width="1.055cm" svg:height="0.72cm" svg:x="12.876cm" svg:y="18.28cm">
          <draw:text-box>
            <text:p><text:span text:style-name="T1">no</text:span></text:p>
          </draw:text-box>
        </draw:frame>
        <draw:connector draw:style-name="gr3" draw:text-style-name="P3" draw:layer="layout" svg:x1="13.151cm" svg:y1="6.268cm" svg:x2="15.71cm" svg:y2="6.632cm" draw:start-shape="id11" draw:start-glue-point="7" draw:end-shape="id12" draw:end-glue-point="0" svg:d="M13151 6268h2559v364" svg:viewBox="0 0 2560 365">
          <text:p/>
        </draw:connector>
        <draw:connector draw:style-name="gr3" draw:text-style-name="P3" draw:layer="layout" draw:type="line" svg:x1="10.706cm" svg:y1="5.254cm" svg:x2="10.726cm" svg:y2="5.736cm" draw:start-shape="id4" draw:start-glue-point="2" draw:end-shape="id11" draw:end-glue-point="4" svg:d="M10706 5254l20 482" svg:viewBox="0 0 21 483">
          <text:p/>
        </draw:connector>
        <draw:connector draw:style-name="gr3" draw:text-style-name="P3" draw:layer="layout" svg:x1="5.706cm" svg:y1="7.419cm" svg:x2="10.61cm" svg:y2="8.504cm" draw:start-shape="id13" draw:start-glue-point="2" draw:end-shape="id10" draw:end-glue-point="0" svg:d="M5706 7419v542h4904v543" svg:viewBox="0 0 4905 1086">
          <text:p/>
        </draw:connector>
        <draw:custom-shape draw:style-name="gr14" draw:text-style-name="P2" xml:id="id8" draw:id="id8" draw:layer="layout" svg:width="4.851cm" svg:height="1.675cm" svg:x="8.205cm" svg:y="18.028cm">
          <text:p text:style-name="P1"><text:span text:style-name="T1">current_line == linecoun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2" xml:id="id30" draw:id="id30" draw:layer="layout" svg:width="3.6cm" svg:height="0.946cm" svg:x="1cm" svg:y="29.454cm">
          <text:p text:style-name="P1"><text:span text:style-name="T1">Alexa states:</text:span></text:p>
          <text:p text:style-name="P1"><text:span text:style-name="T1">{{message}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4" draw:layer="layout" svg:width="1.119cm" svg:height="0.706cm" svg:x="9.681cm" svg:y="19.494cm">
          <draw:text-box>
            <text:p><text:span text:style-name="T1">yes</text:span></text:p>
          </draw:text-box>
        </draw:frame>
        <draw:custom-shape draw:style-name="gr14" draw:text-style-name="P2" xml:id="id6" draw:id="id6" draw:layer="layout" svg:width="4.851cm" svg:height="1.674cm" svg:x="8.206cm" svg:y="12.587cm">
          <text:p text:style-name="P1"><text:span text:style-name="T1">linetext == “timestamp”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10.632cm" svg:y1="14.261cm" svg:x2="10.632cm" svg:y2="14.788cm" draw:start-shape="id6" draw:start-glue-point="6" draw:end-shape="id14" draw:end-glue-point="4" svg:d="M10632 14261v527" svg:viewBox="0 0 1 528">
          <text:p/>
        </draw:connector>
        <draw:frame draw:style-name="gr17" draw:text-style-name="P4" draw:layer="layout" svg:width="0.955cm" svg:height="0.685cm" svg:x="9.845cm" svg:y="14.115cm">
          <draw:text-box>
            <text:p><text:span text:style-name="T1">no</text:span></text:p>
          </draw:text-box>
        </draw:frame>
        <draw:custom-shape draw:style-name="gr18" draw:text-style-name="P2" xml:id="id15" draw:id="id15" draw:layer="layout" svg:width="4.812cm" svg:height="0.824cm" svg:x="3.2cm" svg:y="13.776cm">
          <text:p text:style-name="P1"><text:span text:style-name="T1">Iinetext = “mm/dd/yyyy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8.206cm" svg:y1="13.424cm" svg:x2="5.606cm" svg:y2="13.776cm" draw:start-shape="id6" draw:start-glue-point="5" draw:end-shape="id15" draw:end-glue-point="0" svg:d="M8206 13424h-2600v352" svg:viewBox="0 0 2601 353">
          <text:p/>
        </draw:connector>
        <draw:frame draw:style-name="gr19" draw:text-style-name="P4" draw:layer="layout" svg:width="1.219cm" svg:height="0.748cm" svg:x="7.481cm" svg:y="12.852cm">
          <draw:text-box>
            <text:p><text:span text:style-name="T1">yes</text:span></text:p>
          </draw:text-box>
        </draw:frame>
        <draw:connector draw:style-name="gr3" draw:text-style-name="P3" draw:layer="layout" svg:x1="5.606cm" svg:y1="14.6cm" svg:x2="8.205cm" svg:y2="17.135cm" draw:start-shape="id15" draw:start-glue-point="2" draw:end-shape="id7" draw:end-glue-point="3" svg:d="M5606 14600v2535h2599" svg:viewBox="0 0 2600 2536">
          <text:p/>
        </draw:connector>
        <draw:custom-shape draw:style-name="gr20" draw:text-style-name="P2" xml:id="id18" draw:id="id18" draw:layer="layout" svg:width="4.812cm" svg:height="0.825cm" svg:x="8.2cm" svg:y="31.488cm">
          <text:p text:style-name="P1"><text:span text:style-name="T1">User utters:</text:span></text:p>
          <text:p text:style-name="P1"><text:span text:style-name="T1">{yes}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17" draw:id="id17" draw:layer="layout" svg:width="4.812cm" svg:height="0.788cm" svg:x="8.2cm" svg:y="33.712cm">
          <text:p text:style-name="P1"><text:span text:style-name="T1">Alexa states:</text:span></text:p>
          <text:p text:style-name="P1"><text:span text:style-name="T1">{{result}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16" draw:id="id16" draw:layer="layout" svg:width="4.812cm" svg:height="0.557cm" svg:x="8.2cm" svg:y="32.734cm">
          <text:p text:style-name="P1"><text:span text:style-name="T1">Print lab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.606cm" svg:y1="33.291cm" svg:x2="10.606cm" svg:y2="33.712cm" draw:start-shape="id16" draw:start-glue-point="2" draw:end-shape="id17" draw:end-glue-point="0" svg:d="M10606 33291v421" svg:viewBox="0 0 1 422">
          <text:p/>
        </draw:connector>
        <draw:connector draw:style-name="gr3" draw:text-style-name="P3" draw:layer="layout" draw:type="line" svg:x1="10.606cm" svg:y1="32.313cm" svg:x2="10.606cm" svg:y2="32.734cm" draw:start-shape="id18" draw:start-glue-point="2" draw:end-shape="id16" draw:end-glue-point="0" svg:d="M10606 32313v421" svg:viewBox="0 0 1 422">
          <text:p/>
        </draw:connector>
        <draw:custom-shape draw:style-name="gr21" draw:text-style-name="P2" xml:id="id23" draw:id="id23" draw:layer="layout" svg:width="4.812cm" svg:height="0.788cm" svg:x="8.2cm" svg:y="20.212cm">
          <text:p text:style-name="P1"><text:span text:style-name="T1">Alexa states:</text:span></text:p>
          <text:p text:style-name="P1"><text:span text:style-name="T1">{{asksize}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xml:id="id19" draw:id="id19" draw:layer="layout" svg:width="4.812cm" svg:height="0.825cm" svg:x="8.2cm" svg:y="21.388cm">
          <text:p text:style-name="P1"><text:span text:style-name="T1">User utters:</text:span></text:p>
          <text:p text:style-name="P1"><text:span text:style-name="T1">{labelsize}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21" draw:id="id21" draw:layer="layout" svg:width="4.851cm" svg:height="0.872cm" svg:x="8.205cm" svg:y="27.128cm">
          <text:p text:style-name="P1"><text:span text:style-name="T1">labelsize == 0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10.606cm" svg:y1="22.213cm" svg:x2="10.606cm" svg:y2="22.613cm" draw:start-shape="id19" draw:start-glue-point="2" draw:end-shape="id20" draw:end-glue-point="0" svg:d="M10606 22213v400" svg:viewBox="0 0 1 401">
          <text:p/>
        </draw:connector>
        <draw:frame draw:style-name="gr16" draw:text-style-name="P4" draw:layer="layout" svg:width="1.119cm" svg:height="0.706cm" svg:x="7.481cm" svg:y="26.994cm">
          <draw:text-box>
            <text:p><text:span text:style-name="T1">yes</text:span></text:p>
          </draw:text-box>
        </draw:frame>
        <draw:custom-shape draw:style-name="gr24" draw:text-style-name="P2" xml:id="id22" draw:id="id22" draw:layer="layout" svg:width="3.995cm" svg:height="0.913cm" svg:x="14.305cm" svg:y="26.5cm">
          <text:p text:style-name="P1"><text:span text:style-name="T1">labelwidth = f(labelsize)</text:span></text:p>
          <text:p text:style-name="P1"><text:span text:style-name="T1">size = labelwidthx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3.056cm" svg:y1="27.564cm" svg:x2="16.302cm" svg:y2="26.5cm" draw:start-shape="id21" draw:start-glue-point="7" draw:end-shape="id22" draw:end-glue-point="0" svg:d="M13056 27564h624v-1566h2622v502" svg:viewBox="0 0 3247 1567">
          <text:p/>
        </draw:connector>
        <draw:frame draw:style-name="gr13" draw:text-style-name="P4" draw:layer="layout" svg:width="1.055cm" svg:height="0.72cm" svg:x="12.946cm" svg:y="27.08cm">
          <draw:text-box>
            <text:p><text:span text:style-name="T1">no</text:span></text:p>
          </draw:text-box>
        </draw:frame>
        <draw:connector draw:style-name="gr3" draw:text-style-name="P3" draw:layer="layout" draw:type="line" svg:x1="10.606cm" svg:y1="21cm" svg:x2="10.606cm" svg:y2="21.388cm" draw:start-shape="id23" draw:start-glue-point="2" draw:end-shape="id19" draw:end-glue-point="0" svg:d="M10606 21000v388" svg:viewBox="0 0 1 389">
          <text:p/>
        </draw:connector>
        <draw:connector draw:style-name="gr3" draw:text-style-name="P3" draw:layer="layout" svg:x1="8.3cm" svg:y1="6.268cm" svg:x2="5.706cm" svg:y2="6.632cm" draw:start-shape="id11" draw:start-glue-point="5" draw:end-shape="id13" draw:end-glue-point="0" svg:d="M8300 6268h-2594v364" svg:viewBox="0 0 2595 365">
          <text:p/>
        </draw:connector>
        <draw:connector draw:style-name="gr3" draw:text-style-name="P3" draw:layer="layout" svg:x1="15.71cm" svg:y1="7.419cm" svg:x2="10.61cm" svg:y2="8.504cm" draw:start-shape="id12" draw:start-glue-point="2" draw:end-shape="id10" draw:end-glue-point="0" svg:d="M15710 7419v542h-5100v543" svg:viewBox="0 0 5101 1086">
          <text:p/>
        </draw:connector>
        <draw:custom-shape draw:style-name="gr25" draw:text-style-name="P2" xml:id="id14" draw:id="id14" draw:layer="layout" svg:width="4.851cm" svg:height="1.312cm" svg:x="8.206cm" svg:y="14.788cm">
          <text:p text:style-name="P1"><text:span text:style-name="T1">linetext == “nothing”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10.632cm" svg:y1="16.1cm" svg:x2="10.61cm" svg:y2="16.723cm" draw:start-shape="id14" draw:start-glue-point="6" draw:end-shape="id7" draw:end-glue-point="0" svg:d="M10632 16100l-22 623" svg:viewBox="0 0 23 624">
          <text:p/>
        </draw:connector>
        <draw:custom-shape draw:style-name="gr18" draw:text-style-name="P2" xml:id="id24" draw:id="id24" draw:layer="layout" svg:width="4.812cm" svg:height="0.824cm" svg:x="12.5cm" svg:y="15.776cm">
          <text:p text:style-name="P1"><text:span text:style-name="T1">Iinetext = “ 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3.057cm" svg:y1="15.444cm" svg:x2="14.906cm" svg:y2="15.776cm" draw:start-shape="id14" draw:start-glue-point="7" draw:end-shape="id24" draw:end-glue-point="0" svg:d="M13057 15444h1849v332" svg:viewBox="0 0 1850 333">
          <text:p/>
        </draw:connector>
        <draw:connector draw:style-name="gr3" draw:text-style-name="P3" draw:layer="layout" svg:x1="14.906cm" svg:y1="16.6cm" svg:x2="13.016cm" svg:y2="17.135cm" draw:start-shape="id24" draw:start-glue-point="2" draw:end-shape="id7" draw:end-glue-point="1" svg:d="M14906 16600v535h-1890" svg:viewBox="0 0 1891 536">
          <text:p/>
        </draw:connector>
        <draw:connector draw:style-name="gr3" draw:text-style-name="P3" draw:layer="layout" draw:type="line" svg:x1="10.61cm" svg:y1="9.328cm" svg:x2="10.633cm" svg:y2="9.788cm" draw:start-shape="id10" draw:start-glue-point="2" draw:end-shape="id5" draw:end-glue-point="4" svg:d="M10610 9328l23 460" svg:viewBox="0 0 24 461">
          <text:p/>
        </draw:connector>
        <draw:custom-shape draw:style-name="gr26" draw:text-style-name="P2" xml:id="id5" draw:id="id5" draw:layer="layout" svg:width="4.851cm" svg:height="1.112cm" svg:x="8.207cm" svg:y="9.788cm">
          <text:p text:style-name="P1"><text:span text:style-name="T1">current_line &gt; 0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9" draw:text-style-name="P4" draw:layer="layout" svg:width="1.219cm" svg:height="0.748cm" svg:x="12.782cm" svg:y="14.853cm">
          <draw:text-box>
            <text:p><text:span text:style-name="T1">yes</text:span></text:p>
          </draw:text-box>
        </draw:frame>
        <draw:custom-shape draw:style-name="gr18" draw:text-style-name="P2" xml:id="id25" draw:id="id25" draw:layer="layout" svg:width="4.812cm" svg:height="0.824cm" svg:x="3.2cm" svg:y="10.676cm">
          <text:p text:style-name="P1"><text:span text:style-name="T1">msg = msg + ‘\n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8.207cm" svg:y1="10.344cm" svg:x2="5.606cm" svg:y2="10.676cm" draw:start-shape="id5" draw:start-glue-point="5" draw:end-shape="id25" draw:end-glue-point="0" svg:d="M8207 10344h-2601v332" svg:viewBox="0 0 2602 333">
          <text:p/>
        </draw:connector>
        <draw:connector draw:style-name="gr3" draw:text-style-name="P3" draw:layer="layout" svg:x1="5.606cm" svg:y1="11.5cm" svg:x2="10.632cm" svg:y2="12.587cm" draw:start-shape="id25" draw:start-glue-point="2" draw:end-shape="id6" draw:end-glue-point="4" svg:d="M5606 11500v544h5026v543" svg:viewBox="0 0 5027 1088">
          <text:p/>
        </draw:connector>
        <draw:frame draw:style-name="gr17" draw:text-style-name="P4" draw:layer="layout" svg:width="0.955cm" svg:height="0.685cm" svg:x="9.846cm" svg:y="15.916cm">
          <draw:text-box>
            <text:p><text:span text:style-name="T1">no</text:span></text:p>
          </draw:text-box>
        </draw:frame>
        <draw:connector draw:style-name="gr3" draw:text-style-name="P3" draw:layer="layout" svg:x1="13.056cm" svg:y1="18.866cm" svg:x2="15.81cm" svg:y2="20.225cm" draw:start-shape="id8" draw:start-glue-point="7" draw:end-shape="id9" draw:end-glue-point="0" svg:d="M13056 18866h2754v1359" svg:viewBox="0 0 2755 1360">
          <text:p/>
        </draw:connector>
        <draw:connector draw:style-name="gr3" draw:text-style-name="P3" draw:layer="layout" draw:type="line" svg:x1="10.631cm" svg:y1="19.703cm" svg:x2="10.606cm" svg:y2="20.212cm" draw:start-shape="id8" draw:start-glue-point="6" draw:end-shape="id23" draw:end-glue-point="0" svg:d="M10631 19703l-25 509" svg:viewBox="0 0 26 510">
          <text:p/>
        </draw:connector>
        <draw:frame draw:style-name="gr19" draw:text-style-name="P4" draw:layer="layout" svg:width="1.219cm" svg:height="0.748cm" svg:x="7.482cm" svg:y="9.752cm">
          <draw:text-box>
            <text:p><text:span text:style-name="T1">yes</text:span></text:p>
          </draw:text-box>
        </draw:frame>
        <draw:frame draw:style-name="gr17" draw:text-style-name="P4" draw:layer="layout" svg:width="0.955cm" svg:height="0.685cm" svg:x="9.846cm" svg:y="10.716cm">
          <draw:text-box>
            <text:p><text:span text:style-name="T1">no</text:span></text:p>
          </draw:text-box>
        </draw:frame>
        <draw:custom-shape draw:style-name="gr21" draw:text-style-name="P2" xml:id="id20" draw:id="id20" draw:layer="layout" svg:width="4.812cm" svg:height="0.788cm" svg:x="8.2cm" svg:y="22.613cm">
          <text:p text:style-name="P1"><text:span text:style-name="T1">Alexa states:</text:span></text:p>
          <text:p text:style-name="P1"><text:span text:style-name="T1">{{askcopies}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xml:id="id26" draw:id="id26" draw:layer="layout" svg:width="4.812cm" svg:height="0.825cm" svg:x="8.2cm" svg:y="23.789cm">
          <text:p text:style-name="P1"><text:span text:style-name="T1">User utters:</text:span></text:p>
          <text:p text:style-name="P1"><text:span text:style-name="T1">{copies}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.606cm" svg:y1="24.614cm" svg:x2="10.631cm" svg:y2="25.029cm" draw:start-shape="id26" draw:start-glue-point="2" draw:end-shape="id27" draw:end-glue-point="4" svg:d="M10606 24614l25 415" svg:viewBox="0 0 26 416">
          <text:p/>
        </draw:connector>
        <draw:connector draw:style-name="gr3" draw:text-style-name="P3" draw:layer="layout" draw:type="line" svg:x1="10.606cm" svg:y1="23.401cm" svg:x2="10.606cm" svg:y2="23.789cm" draw:start-shape="id20" draw:start-glue-point="2" draw:end-shape="id26" draw:end-glue-point="0" svg:d="M10606 23401v388" svg:viewBox="0 0 1 389">
          <text:p/>
        </draw:connector>
        <draw:custom-shape draw:style-name="gr23" draw:text-style-name="P2" xml:id="id27" draw:id="id27" draw:layer="layout" svg:width="4.851cm" svg:height="0.872cm" svg:x="8.205cm" svg:y="25.029cm">
          <text:p text:style-name="P1"><text:span text:style-name="T1">copies == 0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2" xml:id="id28" draw:id="id28" draw:layer="layout" svg:width="4.812cm" svg:height="0.788cm" svg:x="3.1cm" svg:y="26.113cm">
          <text:p text:style-name="P1"><text:span text:style-name="T1">Alexa states:</text:span></text:p>
          <text:p text:style-name="P1"><text:span text:style-name="T1">{{zerocopy}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8.205cm" svg:y1="25.465cm" svg:x2="5.506cm" svg:y2="26.113cm" draw:start-shape="id27" draw:start-glue-point="5" draw:end-shape="id28" draw:end-glue-point="0" svg:d="M8205 25465h-2699v648" svg:viewBox="0 0 2700 649">
          <text:p/>
        </draw:connector>
        <draw:connector draw:style-name="gr3" draw:text-style-name="P3" draw:layer="layout" svg:x1="5.506cm" svg:y1="26.901cm" svg:x2="8.2cm" svg:y2="24.201cm" draw:start-shape="id28" draw:start-glue-point="2" draw:end-shape="id26" draw:end-glue-point="3" svg:d="M5506 26901v501h-2907v-3201h5601" svg:viewBox="0 0 5602 3202">
          <text:p/>
        </draw:connector>
        <draw:connector draw:style-name="gr3" draw:text-style-name="P3" draw:layer="layout" draw:type="line" svg:x1="10.631cm" svg:y1="25.901cm" svg:x2="10.631cm" svg:y2="27.128cm" draw:start-shape="id27" draw:start-glue-point="6" draw:end-shape="id21" draw:end-glue-point="4" svg:d="M10631 25901v1227" svg:viewBox="0 0 1 1228">
          <text:p/>
        </draw:connector>
        <draw:frame draw:style-name="gr13" draw:text-style-name="P4" draw:layer="layout" svg:width="1.055cm" svg:height="0.72cm" svg:x="10.547cm" svg:y="25.78cm">
          <draw:text-box>
            <text:p><text:span text:style-name="T1">no</text:span></text:p>
          </draw:text-box>
        </draw:frame>
        <draw:frame draw:style-name="gr16" draw:text-style-name="P4" draw:layer="layout" svg:width="1.119cm" svg:height="0.706cm" svg:x="7.383cm" svg:y="24.894cm">
          <draw:text-box>
            <text:p><text:span text:style-name="T1">yes</text:span></text:p>
          </draw:text-box>
        </draw:frame>
        <draw:custom-shape draw:style-name="gr23" draw:text-style-name="P2" xml:id="id29" draw:id="id29" draw:layer="layout" svg:width="4.851cm" svg:height="0.872cm" svg:x="3.105cm" svg:y="28.23cm">
          <text:p text:style-name="P1"><text:span text:style-name="T1">copies == 1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8.205cm" svg:y1="27.564cm" svg:x2="5.531cm" svg:y2="28.23cm" draw:start-shape="id21" draw:start-glue-point="5" draw:end-shape="id29" draw:end-glue-point="4" svg:d="M8205 27564h-2674v666" svg:viewBox="0 0 2675 667">
          <text:p/>
        </draw:connector>
        <draw:frame draw:style-name="gr16" draw:text-style-name="P4" draw:layer="layout" svg:width="1.119cm" svg:height="0.706cm" svg:x="1.882cm" svg:y="28.494cm">
          <draw:text-box>
            <text:p><text:span text:style-name="T1">yes</text:span></text:p>
          </draw:text-box>
        </draw:frame>
        <draw:frame draw:style-name="gr13" draw:text-style-name="P4" draw:layer="layout" svg:width="1.055cm" svg:height="0.72cm" svg:x="8.247cm" svg:y="28.48cm">
          <draw:text-box>
            <text:p><text:span text:style-name="T1">no</text:span></text:p>
          </draw:text-box>
        </draw:frame>
        <draw:connector draw:style-name="gr3" draw:text-style-name="P3" draw:layer="layout" svg:x1="3.105cm" svg:y1="28.666cm" svg:x2="2.8cm" svg:y2="29.454cm" draw:start-shape="id29" draw:start-glue-point="5" draw:end-shape="id30" draw:end-glue-point="0" svg:d="M3105 28666h-305v788" svg:viewBox="0 0 306 789">
          <text:p/>
        </draw:connector>
        <draw:custom-shape draw:style-name="gr15" draw:text-style-name="P2" xml:id="id31" draw:id="id31" draw:layer="layout" svg:width="3.6cm" svg:height="0.946cm" svg:x="6.6cm" svg:y="29.454cm">
          <text:p text:style-name="P1"><text:span text:style-name="T1">Alexa states:</text:span></text:p>
          <text:p text:style-name="P1"><text:span text:style-name="T1">{{messages}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7.956cm" svg:y1="28.666cm" svg:x2="8.4cm" svg:y2="29.454cm" draw:start-shape="id29" draw:start-glue-point="7" draw:end-shape="id31" draw:end-glue-point="0" svg:d="M7956 28666h444v788" svg:viewBox="0 0 445 789">
          <text:p/>
        </draw:connector>
        <draw:custom-shape draw:style-name="gr15" draw:text-style-name="P2" xml:id="id33" draw:id="id33" draw:layer="layout" svg:width="3.6cm" svg:height="0.946cm" svg:x="11.3cm" svg:y="29.454cm">
          <text:p text:style-name="P1"><text:span text:style-name="T1">Alexa states:</text:span></text:p>
          <text:p text:style-name="P1"><text:span text:style-name="T1">{{sizemsg}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32" draw:id="id32" draw:layer="layout" svg:width="4.851cm" svg:height="0.872cm" svg:x="13.405cm" svg:y="28.23cm">
          <text:p text:style-name="P1"><text:span text:style-name="T1">copies == 1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6" draw:text-style-name="P4" draw:layer="layout" svg:width="1.119cm" svg:height="0.706cm" svg:x="12.182cm" svg:y="28.494cm">
          <draw:text-box>
            <text:p><text:span text:style-name="T1">yes</text:span></text:p>
          </draw:text-box>
        </draw:frame>
        <draw:frame draw:style-name="gr13" draw:text-style-name="P4" draw:layer="layout" svg:width="1.055cm" svg:height="0.72cm" svg:x="18.547cm" svg:y="28.48cm">
          <draw:text-box>
            <text:p><text:span text:style-name="T1">no</text:span></text:p>
          </draw:text-box>
        </draw:frame>
        <draw:connector draw:style-name="gr3" draw:text-style-name="P3" draw:layer="layout" svg:x1="13.405cm" svg:y1="28.666cm" svg:x2="13.1cm" svg:y2="29.454cm" draw:start-shape="id32" draw:start-glue-point="5" draw:end-shape="id33" draw:end-glue-point="0" svg:d="M13405 28666h-305v788" svg:viewBox="0 0 306 789">
          <text:p/>
        </draw:connector>
        <draw:custom-shape draw:style-name="gr15" draw:text-style-name="P2" xml:id="id34" draw:id="id34" draw:layer="layout" svg:width="3.6cm" svg:height="0.946cm" svg:x="16.9cm" svg:y="29.454cm">
          <text:p text:style-name="P1"><text:span text:style-name="T1">Alexa states:</text:span></text:p>
          <text:p text:style-name="P1"><text:span text:style-name="T1">{{sizemsgs}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8.256cm" svg:y1="28.666cm" svg:x2="18.7cm" svg:y2="29.454cm" draw:start-shape="id32" draw:start-glue-point="7" draw:end-shape="id34" draw:end-glue-point="0" svg:d="M18256 28666h444v788" svg:viewBox="0 0 445 789">
          <text:p/>
        </draw:connector>
        <draw:connector draw:style-name="gr3" draw:text-style-name="P3" draw:layer="layout" svg:x1="16.302cm" svg:y1="27.413cm" svg:x2="15.831cm" svg:y2="28.23cm" draw:start-shape="id22" draw:start-glue-point="2" draw:end-shape="id32" draw:end-glue-point="4" svg:d="M16302 27413v408h-471v409" svg:viewBox="0 0 472 818">
          <text:p/>
        </draw:connector>
        <draw:connector draw:style-name="gr3" draw:text-style-name="P3" draw:layer="layout" svg:x1="2.8cm" svg:y1="30.4cm" svg:x2="10.606cm" svg:y2="31.488cm" draw:start-shape="id30" draw:start-glue-point="2" draw:end-shape="id18" svg:d="M2800 30400v544h7806v544" svg:viewBox="0 0 7807 1089">
          <text:p/>
        </draw:connector>
        <draw:connector draw:style-name="gr3" draw:text-style-name="P3" draw:layer="layout" svg:x1="8.4cm" svg:y1="30.4cm" svg:x2="10.606cm" svg:y2="31.488cm" draw:start-shape="id31" draw:start-glue-point="2" draw:end-shape="id18" draw:end-glue-point="0" svg:d="M8400 30400v544h2206v544" svg:viewBox="0 0 2207 1089">
          <text:p/>
        </draw:connector>
        <draw:connector draw:style-name="gr3" draw:text-style-name="P3" draw:layer="layout" svg:x1="13.1cm" svg:y1="30.4cm" svg:x2="10.606cm" svg:y2="31.488cm" draw:start-shape="id33" draw:start-glue-point="2" draw:end-shape="id18" draw:end-glue-point="0" svg:d="M13100 30400v544h-2494v544" svg:viewBox="0 0 2495 1089">
          <text:p/>
        </draw:connector>
        <draw:connector draw:style-name="gr3" draw:text-style-name="P3" draw:layer="layout" svg:x1="18.7cm" svg:y1="30.4cm" svg:x2="10.606cm" svg:y2="31.488cm" draw:start-shape="id34" draw:start-glue-point="2" draw:end-shape="id18" draw:end-glue-point="0" svg:d="M18700 30400v544h-8094v544" svg:viewBox="0 0 8095 10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10:42:46.262000000</meta:creation-date>
    <dc:date>2017-01-19T21:25:42.228000000</dc:date>
    <meta:editing-duration>PT1H3M9S</meta:editing-duration>
    <meta:editing-cycles>18</meta:editing-cycles>
    <meta:generator>LibreOffice/5.2.3.3$Windows_x86 LibreOffice_project/d54a8868f08a7b39642414cf2c8ef2f228f780cf</meta:generator>
    <meta:print-date>2017-01-10T22:43:46.699000000</meta:print-date>
    <meta:document-statistic meta:object-count="94"/>
  </office:meta>
</office:document-meta>
</file>